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Normal">
      <style:paragraph-properties fo:break-before="page"/>
      <style:text-properties officeooo:paragraph-rsid="00191a51"/>
    </style:style>
    <style:style style:name="P5" style:family="paragraph" style:parent-style-name="Normal">
      <style:paragraph-properties fo:break-before="page">
        <style:tab-stops>
          <style:tab-stop style:position="1.217cm"/>
          <style:tab-stop style:position="3.863cm"/>
          <style:tab-stop style:position="4.852cm"/>
          <style:tab-stop style:position="7.691cm"/>
        </style:tab-stops>
      </style:paragraph-properties>
      <style:text-properties officeooo:paragraph-rsid="00191a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Default_20_Paragraph_20_Font">CALENI DE SVBSTANTIA FACULTATUM<text:line-break/>NATURALIUM FRAGMENTUM,</text:span><text:bookmark-end text:name="bookmark0"/></text:h>
      <text:p text:style-name="P1">Ac quisquam fortassis eorum, qui asserunt, calida<text:line-break/>quidem esse animalia, frigidas vero plantas, controversia<text:line-break/>dignum existimabit, haud intelligens, quod, ubi quis ac-<text:line-break/>Guratius edisserit, id omne, quod quaesito consequens est,<text:line-break/>ad perfectam ufque cognitionem persequitur, ubi vero de<text:line-break/>re quapiam alia cogitat obiter, de his salis est, si dicat<text:line-break/>calidum aut frigidum, quod pervium est sensus. Plato<text:line-break/>igitur ipse animata quidem semper appellat animalia, la-<text:line-break/>pides vero et herbas et ligna, atque, ut generatim dicam,</text:p>
      <text:p text:style-name="P2">stirpes omnes inanimata esse corpora dicit. At cum in<text:line-break/>Timaeo naturalem speculationem paucissimis auditoribus<text:line-break/>scientificas rationes assequi valentibus scribens, post.ha-<text:line-break/>bita vulgi sententia, in mundum totum extensam ipsius<text:line-break/>asserit animam, sibi ipsi virum non constare ac pugnan-<text:line-break/>tia .dicere nequaquam putandum esit, uti neque Aristote-<text:line-break/>lem aut Theophraftum, qui multitudini alia, familiaribus<text:line-break/>vero ac sodalibus^ auscultatione conscripsere. Nam dum<text:line-break/>aliquod Pensum omnem effugiens dogma, pluribus verbis,<text:line-break/>ut demonstretur, indigens, intempestive recitatur, auditores<text:line-break/>offendit. Non prius igitur de ejusmodi rebus pronunciare<text:line-break/>convenit, -quam paulatim per longam demonstrationem<text:line-break/>ad rationis totius conclusionem fuerit perventum, neque<text:line-break/>mundi animam per lapides et testas et arenam et fla-<text:line-break/>grantIa . putrescentia que animalium permeare cadavera.<text:line-break/>Nam si simpliciter, ut multi palam audiunt, quidquam id<text:line-break/>Tsato dixisset, utique omnes eum . patrocinante<text:span text:style-name="Default_20_Paragraph_20_Font"><text:span text:style-name="T2">s</text:span></text:span></text:p>
      <text:p text:style-name="P2">condemnarent;. Ego igitur, quibus isse adductus in hanc<text:line-break/>opinionem devenerit, alus commentariis aperui, nihil fano<text:line-break/>ipsi consentiens aut repugnans. Neque enim ille ipfe ita<text:line-break/>pronunciat, quae ad naturalem pertinent speculationem,<text:line-break/><text:span text:style-name="Default_20_Paragraph_20_Font"><text:span text:style-name="T3">s</text:span></text:span>ed. usque ad probabile ac verisimile eam progredi inquit.<text:line-break/>Quod igitur plantae principium in fe motus habeant et<text:line-break/>familiarium sensum atque alienorum, verum esse arbitror,<text:line-break/>dicere autem intempestive talia magis fugio quam ilie<text:line-break/>ipse, Verum si me quis roget, quid superius animalia<text:line-break/>stirpibus -habeant, respondeo et fenfum et appetitionis<text:line-break/>motum et vires modo expositas, nempe attractricem et<text:line-break/>expultricem et retentricem et alteratricem : quas non<text:line-break/>animales, sied naturales voco, cum ex hoc neque medi-<text:line-break/>eae arti, neque morali philosophiae quicquam incommodi<text:line-break/>videam accedere. At ubi de naturali moralis philuso.-<text:line-break/>phiae parte, qualem ducit Plato, dicere mihi fuerit ne-<text:line-break/>cesse, nonnulla quidem plane approbo ac viro suffragor:<text:line-break/>in quibusdam vero ad probabile usque accedo: quemad-</text:p>
      <text:p text:style-name="P2">modum in quibusdam prorsus addubito, cum in dissoni^<text:line-break/>ast alterum eorum, ut quod probabilius sit, nequaquam<text:line-break/>inclinet animus. Quemadmodum nos animae compotes<text:line-break/>esse omnes homines norunt, quippe qui tum ea palam<text:line-break/>Vident, quae per corpus geruntur, cum ambulamus, cur-<text:line-break/>rinfus, luctamur, ac variis modis sentimus, tum vero ex<text:line-break/>quodam nobis omnibus natura. probato axiomate, quo<text:line-break/>nihil sine causa fieri aestimamus, causam horum subesse<text:line-break/>aliquam operum concipiunt animo, sed cum, quaenam sit<text:line-break/>causa horum operum, non intelligatur, imposito inde no-<text:line-break/>mine, quod facere ea possit quae facit, vim esse rerum<text:line-break/>^uae fiunt singularum effectricem. Sic igitur omnes et<text:line-break/>scammonium alvi purgandae, ut mespilum supprimendae,<text:line-break/>facultatem obtinere dicunt. At qui naturalem (ut vo-<text:line-break/><text:span text:style-name="Default_20_Paragraph_20_Font"><text:span text:style-name="T3">d</text:span></text:span>ant) speculationem elaboravere, aliter alii sibi persuas<text:span text:style-name="Default_20_Paragraph_20_Font"><text:span text:style-name="T3">o-<text:line-break/></text:span></text:span>runt: alii incorporeas quasdam habitare in sensilibus sub-<text:line-break/>stantiis facultates dixerunt, alii substantias ip<text:span text:style-name="Default_20_Paragraph_20_Font"><text:span text:style-name="T3">s</text:span></text:span>as pro sita<text:line-break/>quamque natura agere, sive ex quatuor elementorum con-</text:p>
      <text:p text:style-name="P2">stet temperatura, sive ex certa primorum corporum com-<text:line-break/>positione, quae aliqui atomos, alii autem insecabilia,<text:line-break/>quidam similaria inquiunt esse. Etenim nostram quoque<text:line-break/>ipsam animam sunt qui incorpoream quandam substan-<text:line-break/>tiam, sunt qui spiritum, sunt alii, qui ne subsistentiam<text:line-break/>quidem ejus peculiarem usiam este arbitrentur, sed cor-<text:line-break/>poris substantiae proprietatem eorum, quae facere nata est,<text:line-break/>dici facultates habere: cum nullae sint earum propria na<text:span text:style-name="Default_20_Paragraph_20_Font"><text:span text:style-name="T2">r<text:line-break/></text:span></text:span>tura praeditae, sed substantia per fe agens opera sua et a<text:line-break/><text:span text:style-name="Default_20_Paragraph_20_Font"><text:span text:style-name="T1">Te </text:span></text:span>facultates ad ea quae siunt dicatur eorum quae natura<text:line-break/>efficere apta esit obtinere. ltaque ego medio quodam<text:line-break/>inter hos ordine meipsum statui. Nam cum de caete-<text:line-break/>ris dogmatis absolute pronunciem, partim quod veri-<text:line-break/>tatem in ipsis norim, partim quod ejus nihil nove-<text:line-break/>rim, in iis, quae modo recensui, usque ad probabilitatem<text:line-break/>provehor, statius quidem esse existimans de lis per-<text:line-break/>inde atque in aliis , uti fenferim , profari , haudquaquam<text:line-break/>vero mihi ipsis, id .quod alii faciunt, persuadens horum<text:line-break/>certam habere cognitionem, quorum certam demonstratio-</text:p>
      <text:p text:style-name="P2">nem minime stum consecutus. Libet igitur et de lis om-<text:line-break/>nibus disserere, quae cognitionem quidem ad corporis sa-<text:line-break/>nitatem aut morales animi virtutes necessariam non ha-<text:line-break/>bent, caeterum decus afferrent, si ita certo cognita forent,<text:line-break/>quam ea, quae nacta funt absolutionem in medicina ac<text:line-break/>morali philofoplua: quam ego fano utilem este <text:span text:style-name="Default_20_Paragraph_20_Font"><text:span text:style-name="T4">affir</text:span></text:span>mo et<text:line-break/>quae comparari possit ab omnibus operam navare volen-<text:line-break/>tibus : ac de hoc a me scripti sunt duo libri. Nunc, quod<text:line-break/>sum pollicitus, praestabo, utique hinc initio desumpto. .<text:line-break/>Corpora quidem, quae apud nos sunt, ex quatuor elemen-<text:line-break/>torum temperatura conflari universa ce^to me scire dico:<text:line-break/>et praeterea ex ipsis per ste tota temperatis, non, ut puta-<text:line-break/>bat Empedocles , in exiguas partes comminutis. Num au-<text:line-break/>tem se totas p erva dentibus corporeis invicem substantiis,<text:line-break/>an siolis qualitatibus, neque cognitu necessarium arbitror,<text:line-break/>neque pronuncio. Caeterum qualitatibus fieri tempera-<text:line-break/>menta probabilius censeo. Animam vero, an immortalis<text:line-break/>corporeis mixta <text:span text:style-name="Default_20_Paragraph_20_Font"><text:span text:style-name="T3">s</text:span></text:span>ubstantiis animalia regat, quemadmodum</text:p>
      <text:p text:style-name="P2">an ulla quoque per fe animae essentia sit, constanter<text:line-break/>nosse haudquaquam profiteor. Hlud tamen milli liquido<text:line-break/>constat, quod, quamvis introducatur in corpora, inserviat<text:line-break/>tamen eorum naturis, quae ex certa, ut dixi, elemento-<text:line-break/>rum temperatione proveniunt. Atque hac in re nihil<text:line-break/>Pane medicam artem inde offensum iri puto, quod in ani-<text:line-break/>mae vocata immigrasse n e et transmigratione exploranda<text:line-break/>hallucinemuL Namque et animam recepturum corpus<text:line-break/>idoneum esse oportet, et eo intemperie admodum alterato<text:line-break/>animam protinus digredi, tum vehementer algescente in<text:line-break/>evacuationibus [anguinis, ac refrigerandum medicaminum<text:line-break/>potionibus , cumque ambiens aer frigidus impendio fuerit,<text:line-break/>tum immodice quoque per febres calescente et flammae in-<text:line-break/>fpiratus, aut supra modum calefa cientium medicaminum<text:line-break/>haustus. Non ita vero <text:span text:style-name="Default_20_Paragraph_20_Font"><text:span text:style-name="T3">s</text:span></text:span>olum alterata corporis temperie<text:line-break/>animam videmus ab ipfo separari, sed ubi etiam privatam<text:line-break/>omnino respiratione fuerit, cum quaedam tunc quoque<text:line-break/>alteratio fiat in corpore. Itaque si naturalis in corpore</text:p>
      <text:p text:style-name="P4">aequabilitas servetur temperamenti, animam ab ipso sepa-<text:line-break/>rati impossibile esse mihi videor intelligere. Proinde<text:line-break/>ejus essentiam scire quaenam sit, neque ad morborum<text:line-break/>curationes, neque ad sanitatis tutelam necesse est, uti ne-<text:line-break/>que ad moralem philosophiam, aclivamque ac civilem.<text:line-break/>eam enim quivis, ut lubet, a contemplatrice distinguens<text:line-break/>nominet. Sed satius a me de his in aliis . commentariis<text:line-break/><text:span text:style-name="Default_20_Paragraph_20_Font"><text:span text:style-name="T3">s</text:span></text:span>criptum est. Cum vero, quot quales ve naturales faculta-<text:line-break/>tes sint, ostenderimus, quaestio quaedam per consequentiam<text:line-break/>oboritur; quomodo familiare eas attrahere dicamus, allos<text:line-break/>num autem secernere. Siquidem impossibile esse videtur,<text:line-break/>ut, antequam noscant, quale familiare sit, quale alienum,<text:line-break/>aut attractionem faciant familiarium, aut alienorum fecre-<text:line-break/>tionem<text:span text:style-name="Default_20_Paragraph_20_Font"><text:span text:style-name="T3">y</text:span></text:span> at agnoscere senforIae facultatis munus esse con-<text:line-break/>staI. Ob id igitur quaedam in hoc sermone obauditio est,<text:line-break/>tametsi Plato aperte dixerit: - <text:span text:style-name="Default_20_Paragraph_20_Font"><text:span text:style-name="T3">Cenus sensi</text:span></text:span>o<text:span text:style-name="Default_20_Paragraph_20_Font"><text:span text:style-name="T3">nis in plantis<text:line-break/>diversum est:</text:span></text:span> cum auditores quandam eis agnoscendorum</text:p>
      <text:p text:style-name="P5">familiarium atque alienorum vim inesse . existiment^<text:line-break/>horum enim tantum ipsis dignotio est, quae tum .per. vo-<text:line-break/>duptatem, tum per dolorem , aut aliquos similes his pro-<text:line-break/>portioneve convenientes affectus progignitur, cum sensi-<text:line-break/>lium aliarum cognitionum nequaquam particeps sit vege-<text:line-break/>tans anima. Neque edim visibilium, neque audibilium, ne-<text:line-break/>que olfactilium, neque gustabilium , neque tactilium qualita-<text:line-break/>tum cognitionem obtinet, sed eorunTtantum, quae alere vel<text:line-break/>non alere possunt. Nam quae alendo fiunt, ad se ipsia trahit,.<text:line-break/>desinet, concoquit, et immutat ad id, quod nutriendae<text:line-break/>substantiae familiare est: quae autem nutrire non post-<text:line-break/>sunt, non admittit. ltaque recte dicere mihi Plato vide-<text:line-break/>tur, stirpes fenfu esse praeditas, familiarium videlicet at-<text:line-break/>que alienorum , eatenufque animalia convenienter dici,<text:line-break/>cum non eo motu careant , qui ex ipsis esu Sed cum nec<text:line-break/>ejusmodi cognitio ad medicinalem philosophiam necessa-<text:line-break/>ria sit, contentus fum solius gratia consequentiae ad ve-<text:line-break/>risimile ustque progrediens Platonem commendare et plan-</text:p>
      <text:p text:style-name="P2">tas appellantem animalia et sensus unius, qui familiaria<text:line-break/>quidem et aliena discernat, participes asserentem: qui (si<text:line-break/>exacte consideres) jucundorum et non jucundorum gene*^<text:line-break/>ris esse videbitur. Non enim alia uHa de caula familiare<text:line-break/>eas attrahere vel sibi ipsis assimilare, quam ob fruitionem<text:line-break/>et ingenitam eis voluptatem, dicere possumus. Verum<text:line-break/>scire hoc duntaxat, ut dixi, ad medicinam fatis est,<text:line-break/>nempe attrahere familiare, quo etiam aluntur, alienum<text:line-break/>autem excernere. Caeterum magis adhuc ad moralem<text:line-break/>philosophiam inutilis ejusmodi rerum exquisita cognitio<text:line-break/>est : quapropter neque Plato ejus memin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9:18:00Z</meta:creation-date>
    <dc:date>2023-01-09T10:19:27.132000000</dc:date>
    <meta:editing-cycles>3</meta:editing-cycles>
    <meta:editing-duration>PT39S</meta:editing-duration>
    <meta:document-statistic meta:table-count="0" meta:image-count="0" meta:object-count="0" meta:page-count="10" meta:paragraph-count="11" meta:word-count="1319" meta:character-count="9115" meta:non-whitespace-character-count="7807"/>
    <meta:template xlink:type="simple" xlink:actuate="onRequest" xlink:title="" xlink:href="Normal.dotm"/>
  </office:meta>
</office:document-meta>
</file>